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E3C14D2F626F42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666666" draw:marker-start-width="0.304cm" draw:marker-end-width="0.304cm" draw:fill-color="#cc0066" draw:textarea-horizontal-align="justify" draw:textarea-vertical-align="middle" draw:auto-grow-height="false" fo:min-height="0.816cm" fo:min-width="0.799cm" fo:padding-top="0.142cm" fo:padding-bottom="0.142cm" fo:padding-left="0.267cm" fo:padding-right="0.267cm"/>
    </style:style>
    <style:style style:name="gr2" style:family="graphic" style:parent-style-name="standard" style:list-style-name="L1">
      <style:graphic-properties svg:stroke-width="0.035cm" svg:stroke-color="#666666" draw:marker-start-width="0.304cm" draw:marker-end-width="0.304cm" draw:fill-color="#ffffff" draw:textarea-horizontal-align="justify" draw:textarea-vertical-align="middle" draw:auto-grow-height="false" fo:min-height="0.616cm" fo:min-width="3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616cm" fo:min-width="3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666666" draw:marker-start-width="0.304cm" draw:marker-end-width="0.304cm" draw:fill-color="#66ff66" draw:textarea-horizontal-align="justify" draw:textarea-vertical-align="middle" draw:auto-grow-height="false" fo:min-height="0.816cm" fo:min-width="0.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66" draw:marker-start-width="0.304cm" draw:marker-end-width="0.304cm" draw:fill-color="#cc9900" draw:textarea-horizontal-align="justify" draw:textarea-vertical-align="middle" draw:auto-grow-height="false" fo:min-height="0.816cm" fo:min-width="0.79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66" draw:marker-start-width="0.304cm" draw:marker-end-width="0.304cm" draw:fill-color="#6666ff" draw:textarea-horizontal-align="justify" draw:textarea-vertical-align="middle" draw:auto-grow-height="false" fo:min-height="0.816cm" fo:min-width="0.79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66" draw:marker-start-width="0.252cm" draw:marker-end-width="0.252cm" draw:fill-color="#00cccc" draw:textarea-horizontal-align="justify" draw:textarea-vertical-align="middle" draw:auto-grow-height="false" fo:min-height="0.816cm" fo:min-width="0.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66" draw:marker-start-width="0.304cm" draw:marker-end-width="0.304cm" draw:fill-color="#cc00cc" draw:textarea-horizontal-align="justify" draw:textarea-vertical-align="middle" draw:auto-grow-height="false" fo:min-height="0.816cm" fo:min-width="0.799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666666" draw:marker-start-width="0.304cm" draw:marker-end-width="0.304cm" draw:fill-color="#990000" draw:textarea-horizontal-align="justify" draw:textarea-vertical-align="middle" draw:auto-grow-height="false" fo:min-height="0.816cm" fo:min-width="0.799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666666" draw:marker-start-width="0.304cm" draw:marker-end-width="0.304cm" draw:fill-color="#ccff00" draw:textarea-horizontal-align="justify" draw:textarea-vertical-align="middle" draw:auto-grow-height="false" fo:min-height="0.816cm" fo:min-width="0.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666666" draw:marker-start-width="0.304cm" draw:marker-end-width="0.304cm" draw:fill-color="#ff6600" draw:textarea-horizontal-align="justify" draw:textarea-vertical-align="middle" draw:auto-grow-height="false" fo:min-height="0.816cm" fo:min-width="0.799cm" fo:padding-top="0.142cm" fo:padding-bottom="0.142cm" fo:padding-left="0.267cm" fo:padding-right="0.267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cc0066"/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loext:graphic-properties draw:fill-color="#fffff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66ff66"/>
      <style:paragraph-properties fo:text-align="center"/>
    </style:style>
    <style:style style:name="P7" style:family="paragraph">
      <loext:graphic-properties draw:fill-color="#cc9900"/>
      <style:paragraph-properties fo:text-align="center"/>
    </style:style>
    <style:style style:name="P8" style:family="paragraph">
      <loext:graphic-properties draw:fill-color="#6666ff"/>
      <style:paragraph-properties fo:text-align="center"/>
    </style:style>
    <style:style style:name="P9" style:family="paragraph">
      <loext:graphic-properties draw:fill-color="#00cccc"/>
      <style:paragraph-properties fo:text-align="center"/>
    </style:style>
    <style:style style:name="P10" style:family="paragraph">
      <loext:graphic-properties draw:fill-color="#cc00cc"/>
      <style:paragraph-properties fo:text-align="center"/>
    </style:style>
    <style:style style:name="P11" style:family="paragraph">
      <loext:graphic-properties draw:fill-color="#990000"/>
      <style:paragraph-properties fo:text-align="center"/>
    </style:style>
    <style:style style:name="P12" style:family="paragraph">
      <loext:graphic-properties draw:fill-color="#ccff00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333cm" svg:height="1.1cm" svg:x="1.502cm" svg:y="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cm" svg:height="0.9cm" svg:x="1.502cm" svg:y="5.3cm">
            <text:p text:style-name="P2">Index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4cm" svg:height="0.9cm" svg:x="1.502cm" svg:y="4.4cm">
            <text:p text:style-name="P4">Header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334cm" svg:height="1.1cm" svg:x="2.835cm" svg:y="6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1.333cm" svg:height="1.1cm" svg:x="4.169cm" svg:y="6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1.333cm" svg:height="1.1cm" svg:x="1.501cm" svg:y="7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334cm" svg:height="1.1cm" svg:x="2.834cm" svg:y="7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333cm" svg:height="1.1cm" svg:x="4.168cm" svg:y="7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1.333cm" svg:height="1.1cm" svg:x="1.5cm" svg:y="8.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1.334cm" svg:height="1.1cm" svg:x="2.833cm" svg:y="8.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1.333cm" svg:height="1.1cm" svg:x="4.167cm" svg:y="8.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2" draw:text-style-name="P4" draw:layer="layout" svg:width="8.183cm" svg:height="8.183cm" svg:x="11.4cm" svg:y="2.6cm">
            <draw:image xlink:href="Pictures/10000201000001F4000001F4E3C14D2F626F42B4.png" xlink:type="simple" xlink:show="embed" xlink:actuate="onLoad">
              <text:p/>
            </draw:image>
          </draw:frame>
          <draw:custom-shape draw:style-name="gr1" draw:text-style-name="P1" draw:layer="layout" svg:width="1.333cm" svg:height="1.1cm" svg:x="16.2cm" svg:y="3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334cm" svg:height="1.1cm" svg:x="15.2cm" svg:y="7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1.333cm" svg:height="1.1cm" svg:x="14.6cm" svg:y="5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1.333cm" svg:height="1.1cm" svg:x="11.967cm" svg:y="7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334cm" svg:height="1.1cm" svg:x="13.6cm" svg:y="9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333cm" svg:height="1.1cm" svg:x="16.8cm" svg:y="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1.333cm" svg:height="1.1cm" svg:x="13.567cm" svg:y="3.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1.334cm" svg:height="1.1cm" svg:x="12.166cm" svg:y="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1.333cm" svg:height="1.1cm" svg:x="17.5cm" svg:y="5.6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14" xml:id="id1" draw:id="id1" draw:layer="layout" svg:x1="6.3cm" svg:y1="7cm" svg:x2="11.1cm" svg:y2="7cm">
          <text:p text:style-name="P4">slab2tiles <text:s text:c="13"/></text:p>
          <text:p text:style-name="P4"/>
          <text:p text:style-name="P4"/>
        </draw:line>
        <draw:connector draw:style-name="gr14" draw:text-style-name="P14" draw:layer="layout" draw:type="line" svg:x1="8.7cm" svg:y1="7cm" svg:x2="11.056cm" svg:y2="5.01cm" draw:start-shape="id1" draw:start-glue-point="0" svg:d="M8700 7000l2356-1990" svg:viewBox="0 0 2357 1991">
          <text:p/>
        </draw:connector>
        <draw:connector draw:style-name="gr14" draw:text-style-name="P14" draw:layer="layout" draw:type="line" svg:x1="8.7cm" svg:y1="7cm" svg:x2="11.089cm" svg:y2="8.962cm" draw:start-shape="id1" draw:start-glue-point="0" svg:d="M8700 7000l2389 1962" svg:viewBox="0 0 2390 1963">
          <text:p/>
        </draw:connector>
        <draw:connector draw:style-name="gr14" draw:text-style-name="P14" draw:layer="layout" draw:type="line" svg:x1="8.7cm" svg:y1="7cm" svg:x2="11.089cm" svg:y2="8.003cm" draw:start-shape="id1" draw:start-glue-point="0" svg:d="M8700 7000l2389 1003" svg:viewBox="0 0 2390 1004">
          <text:p/>
        </draw:connector>
        <draw:connector draw:style-name="gr14" draw:text-style-name="P14" draw:layer="layout" draw:type="line" svg:x1="8.7cm" svg:y1="7cm" svg:x2="11.056cm" svg:y2="6.002cm" draw:start-shape="id1" draw:start-glue-point="0" svg:d="M8700 7000l2356-998" svg:viewBox="0 0 2357 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4:46:36.817422425</meta:creation-date>
    <meta:generator>LibreOffice/5.1.2.1.0$Linux_X86_64 LibreOffice_project/10m0$Build-1</meta:generator>
    <dc:date>2016-05-31T14:57:14.168147578</dc:date>
    <meta:editing-duration>PT10M37S</meta:editing-duration>
    <meta:editing-cycles>2</meta:editing-cycles>
    <meta:document-statistic meta:object-count="28"/>
  </office:meta>
</office:document-meta>
</file>